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1000001F6CEFEC2E54C30DDC0.png" manifest:media-type="image/png"/>
  <manifest:file-entry manifest:full-path="Pictures/1000000000000421000000B881081EC8A17CDA3C.jpg" manifest:media-type="image/jpeg"/>
  <manifest:file-entry manifest:full-path="Pictures/10000000000003710000021DC0A18AF46FE2FFBF.jpg" manifest:media-type="image/jpeg"/>
  <manifest:file-entry manifest:full-path="Pictures/10000000000003710000021D657E1BF5614A006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Ubuntu1" svg:font-family="Ubuntu"/>
    <style:font-face style:name="Courier New" svg:font-family="'Courier New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5cm" fo:line-height="100%" fo:text-align="start" fo:text-indent="0cm"/>
    </style:style>
    <style:style style:name="P3" style:family="paragraph">
      <style:paragraph-properties fo:margin-left="0cm" fo:margin-right="0cm" fo:margin-top="0cm" fo:margin-bottom="0.4cm" fo:line-height="100%" fo:text-align="start" fo:text-indent="0cm"/>
    </style:style>
    <style:style style:name="P4" style:family="paragraph">
      <style:paragraph-properties fo:margin-left="0cm" fo:margin-right="0cm" fo:margin-top="0cm" fo:margin-bottom="0.5cm" fo:line-height="100%" fo:text-align="start" fo:text-indent="0cm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line-height="100%" fo:text-align="start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.4cm" fo:line-height="100%" fo:text-align="start" fo:text-indent="0cm"/>
      <style:text-properties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.3cm" fo:line-height="100%" fo:text-align="start" fo:text-indent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Ubuntu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Ubuntu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Ubuntu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Ubuntu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Ubuntu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learquest Daem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Controlled checkins of code into release branches</text:span></text:p>
              </text:list-item>
              <text:list-item>
                <text:p text:style-name="P2"><text:span text:style-name="T1">Tightly control which bugs go into which releases</text:span></text:p>
              </text:list-item>
              <text:list-item>
                <text:p text:style-name="P2"><text:span text:style-name="T1">Minimize overhead</text:span></text:p>
              </text:list-item>
              <text:list-item>
                <text:p text:style-name="P2"><text:span text:style-name="T1">Allowances for dev branches</text:span></text:p>
              </text:list-item>
              <text:list-item>
                <text:p><text:span text:style-name="T1">Ability to produce release note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nviron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Small company (~30 Engineers)</text:span></text:p>
              </text:list-item>
              <text:list-item>
                <text:p text:style-name="P2"><text:span text:style-name="T1">Offices in Santa Clara and Shanghai, China</text:span></text:p>
              </text:list-item>
              <text:list-item>
                <text:p text:style-name="P2"><text:span text:style-name="T1">All Windows shop</text:span></text:p>
              </text:list-item>
              <text:list-item>
                <text:p text:style-name="P2"><text:span text:style-name="T1">Rational Clearcase LT, Clearquest and Multisite</text:span></text:p>
              </text:list-item>
              <text:list-item>
                <text:p text:style-name="P2"><text:span text:style-name="T1">One main server for CC and CQ</text:span></text:p>
              </text:list-item>
              <text:list-item>
                <text:p text:style-name="P2"><text:span text:style-name="T1">Slow VPN WAN to Shanghai</text:span></text:p>
              </text:list-item>
              <text:list-item>
                <text:p><text:span text:style-name="T2">Multisite and the Shanghai office were not initially rolled out but the design considered them nonetheless. Unfortunately Multisiting to the Clearquest database was rules out as too expens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quiremen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3">Verify all elements checked into release branch were associated with a Clearquest defect for that release</text:span></text:p>
              </text:list-item>
              <text:list-item>
                <text:p text:style-name="P2"><text:span text:style-name="T3">Verify the defect was:</text:span></text:p>
              </text:list-item>
              <text:list-item>
                <text:p text:style-name="P3"><text:span text:style-name="T3">Owned</text:span></text:p>
              </text:list-item>
              <text:list-item>
                <text:p text:style-name="P3"><text:span text:style-name="T3">Only in Assigned or Resolved state</text:span></text:p>
              </text:list-item>
              <text:list-item>
                <text:p text:style-name="P3"><text:span text:style-name="T3">On the list of defect for the release branch</text:span></text:p>
              </text:list-item>
              <text:list-item>
                <text:p text:style-name="P3"><text:span text:style-name="T3">Different release branches will have different lists</text:span></text:p>
              </text:list-item>
              <text:list-item>
                <text:p text:style-name="P2"><text:span text:style-name="T3">Allow for development branches where no defect number was required</text:span></text:p>
              </text:list-item>
              <text:list-item>
                <text:p text:style-name="P2"><text:span text:style-name="T3">Defect numbers are entered into the checkin comment. Allow multiple defects</text:span></text:p>
              </text:list-item>
              <text:list-item>
                <text:p text:style-name="P2"><text:span text:style-name="T3">Provide a way to log out checkins of defects for building</text:span></text:p>
              </text:list-item>
              <text:list-item>
                <text:p><text:span text:style-name="T3">Provide a way to generate Release Notes based on defects fix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ssump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All checkins that require a bug ID would have a label applied to them of the bug ID</text:span></text:p>
              </text:list-item>
              <text:list-item>
                <text:p text:style-name="P2"><text:span text:style-name="T1">When engineers were finished checking in these labels would be locked, stopping further checkins</text:span></text:p>
              </text:list-item>
              <text:list-item>
                <text:p><text:span text:style-name="T1">Engineers would be allowed to continue to work on the release branch while the release was buil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heckin Trigger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Checkin trigger would insure that all conditions were met for the checkin to proceed</text:span></text:p>
              </text:list-item>
              <text:list-item>
                <text:p text:style-name="P4"><text:span text:style-name="T4">CQPerl was used to retrieve data from Clearquest</text:span></text:p>
              </text:list-item>
              <text:list-item>
                <text:p text:style-name="P4"><text:span text:style-name="T4">Initial testing showed that it took a very long time to connect to the Clearquest database. If many elements were to be checked in this would significantly slow down checkin</text:span></text:p>
              </text:list-item>
              <text:list-item>
                <text:p text:style-name="P5"><text:span text:style-name="T4">Shanghai would also use this trigger and would be slower because of the slow WAN to Chi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ta flow</text:p>
          </draw:text-box>
        </draw:frame>
        <draw:frame draw:style-name="gr2" draw:text-style-name="P6" draw:layer="layout" svg:width="19.833cm" svg:height="12.179cm" svg:x="4.082cm" svg:y="4.913cm" presentation:class="graphic" presentation:user-transformed="true">
          <draw:image xlink:href="Pictures/10000000000003710000021D657E1BF5614A0061.jp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aem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In order to minimize open/close times a daemon was developed that would hold the Clearquest database open and respond to requests for information through a socket</text:span></text:p>
              </text:list-item>
              <text:list-item>
                <text:p text:style-name="P2"><text:span text:style-name="T1">The daemon would return information about a bug ID to the caller.</text:span></text:p>
              </text:list-item>
              <text:list-item>
                <text:p><text:span text:style-name="T1">Additionally this general purpose daemon could be used to produce web based Release No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With CQD</text:p>
          </draw:text-box>
        </draw:frame>
        <draw:frame draw:style-name="gr2" draw:text-style-name="P6" draw:layer="layout" svg:width="19.833cm" svg:height="12.179cm" svg:x="4.082cm" svg:y="4.913cm" presentation:class="graphic" presentation:user-transformed="true">
          <draw:image xlink:href="Pictures/10000000000003710000021DC0A18AF46FE2FFBF.jp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QPerl Problem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A good daemon process:</text:span></text:p>
              </text:list-item>
              <text:list-item>
                <text:p text:style-name="P3"><text:span text:style-name="T5">Puts itself into Daemon mode</text:span></text:p>
              </text:list-item>
              <text:list-item>
                <text:p text:style-name="P3"><text:span text:style-name="T5">Is multithreaded meaning it forks a child of itself to handle request then goes back to accept the next client</text:span></text:p>
              </text:list-item>
              <text:list-item>
                <text:p text:style-name="P2"><text:span text:style-name="T5">However…</text:span></text:p>
              </text:list-item>
              <text:list-item>
                <text:p text:style-name="P3"><text:span text:style-name="T5">CQPerl is ActiveState based and ActiveState Perl does not support setsid, which is required to enter Daemon mode</text:span></text:p>
              </text:list-item>
              <text:list-item>
                <text:p><text:span text:style-name="T5">ActiveState Perl also doesn’t handle sign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etSI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So then how does one go into Daemon mode on Windows under ActiveState Perl?</text:span></text:p>
              </text:list-item>
              <text:list-item>
                <text:p><text:span text:style-name="T1">Cygwin is a Linux like environment that runs under Windows. It has a process (cygrunsrv) which allows you to deamonize any other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ultithreading</text:p>
          </draw:text-box>
        </draw:frame>
        <draw:frame presentation:style-name="pr7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6">Multithreading was still a problem. Code was written but the poor signal handling under Windows proved to be a problem that could not be easily overcome.</text:span></text:p>
              </text:list-item>
              <text:list-item>
                <text:p text:style-name="P7"><text:span text:style-name="T6">Possible solutions included:</text:span></text:p>
              </text:list-item>
              <text:list-item>
                <text:p text:style-name="P8"><text:span text:style-name="T6">Figure out signal handling in ActiveState – not supported</text:span></text:p>
              </text:list-item>
              <text:list-item>
                <text:p text:style-name="P8"><text:span text:style-name="T6">Rewrite the code in another language – however much work was already done</text:span></text:p>
              </text:list-item>
              <text:list-item>
                <text:p text:style-name="P9"><text:span text:style-name="T6">In the end it was decided since the demand on the server would not be that great, a single threaded server would suff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lient/Serv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4">After the CQD was written a Perl module (CQC.pm) was written to provide an API to CQD</text:span></text:p>
              </text:list-item>
              <text:list-item>
                <text:p text:style-name="P2"><text:span text:style-name="T4">To test CQC.pm another Perl script (cqc) was written to exercise CQC.pm.</text:span></text:p>
              </text:list-item>
              <text:list-item>
                <text:p text:style-name="P2"><text:span text:style-name="T4">cqc ended up being a handy tool</text:span></text:p>
              </text:list-item>
              <text:list-item>
                <text:p text:style-name="P10"><text:span text:style-name="T4">For example:</text:span></text:p>
              </text:list-item>
              <text:list-item>
                <text:p><text:span text:style-name="T7"><text:s text:c="4"/></text:span><text:span text:style-name="T7">$ cqc 1234 owner</text:span><text:span text:style-name="T8"><text:line-break/></text:span><text:span text:style-name="T7"> <text:s text:c="3"/>swang</text:span><text:span text:style-name="T8"><text:line-break/></text:span><text:span text:style-name="T7"> <text:s text:c="3"/>$ cqc 1322 owner headline</text:span><text:span text:style-name="T8"><text:line-break/></text:span><text:span text:style-name="T7"> <text:s text:c="3"/>owner: jliu</text:span><text:span text:style-name="T8"><text:line-break/></text:span><text:span text:style-name="T7"> <text:s text:c="3"/>headline: Unable to modify ACLS that are created (observed during ACL tests)</text:span><text:span text:style-name="T8"><text:line-break/></text:span><text:span text:style-name="T7"> <text:s text:c="3"/>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rigger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 preop Checkin Trigger was created to:</text:span></text:p>
              </text:list-item>
              <text:list-item>
                <text:p text:style-name="P3"><text:span text:style-name="T5">Make sure that a comment was specified</text:span></text:p>
              </text:list-item>
              <text:list-item>
                <text:p text:style-name="P3"><text:span text:style-name="T5">Extract all bug IDs from the comment</text:span></text:p>
              </text:list-item>
              <text:list-item>
                <text:p text:style-name="P3"><text:span text:style-name="T5">If the check in was on a release branch requiring a bug ID the trigger would make sure the bug ID</text:span></text:p>
              </text:list-item>
              <text:list-item>
                <text:p text:style-name="P11"><text:span text:style-name="T6">Existed in Clearquest</text:span></text:p>
              </text:list-item>
              <text:list-item>
                <text:p text:style-name="P11"><text:span text:style-name="T6">Was owned and in the proper state</text:span></text:p>
              </text:list-item>
              <text:list-item>
                <text:p text:style-name="P11"><text:span text:style-name="T6">The label was not locked</text:span></text:p>
              </text:list-item>
              <text:list-item>
                <text:p><text:span text:style-name="T6">Was listed in a file for that release branch (i.e. &lt;release branch&gt;.ls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lease Not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The release flat file of bug IDs served as a basis for web page of release notes</text:span></text:p>
              </text:list-item>
              <text:list-item>
                <text:p text:style-name="P2"><text:span text:style-name="T1">Additional web pages were created to allow for maintaining lists of bug IDs into the release.lst files</text:span></text:p>
              </text:list-item>
              <text:list-item>
                <text:p><text:span text:style-name="T1">From the release notes one could drill down into another web page that exposed all of the fields of the bug 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draw:style-name="gr2" draw:text-style-name="P6" draw:layer="layout" svg:width="25.199cm" svg:height="11.967cm" svg:x="1.399cm" svg:y="5.019cm" presentation:class="graphic">
          <draw:image xlink:href="Pictures/1000020100000421000001F6CEFEC2E54C30DD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Further Reading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This process is further documented, along </text:span><text:span text:style-name="T1">with links to full code listings at </text:span><text:span text:style-name="T9"><text:a xlink:href="http://clearscm.com/clearquest/cqd" xlink:type="simple">http://clearscm.com/clearquest/cqd</text:a></text:span></text:p>
              </text:list-item>
              <text:list-item>
                <text:p><text:span text:style-name="T10">There is another process that I put together at </text:span><text:span text:style-name="T10">another client utilizing a similar Client/Server </text:span><text:span text:style-name="T10">technology to provide full text searches of an </text:span><text:span text:style-name="T10">issue tracking system called ECRDig at</text:span><text:span text:style-name="T11"> </text:span><text:span text:style-name="T11">http://clearscm.com/scripts/ec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Ubuntu1" svg:font-family="Ubuntu"/>
    <style:font-face style:name="Courier New" svg:font-family="'Courier New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pn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20:44:17.734304706</meta:creation-date>
    <meta:editing-duration>PT14M36S</meta:editing-duration>
    <meta:editing-cycles>2</meta:editing-cycles>
    <meta:generator>LibreOffice/6.2.1.2$Linux_X86_64 LibreOffice_project/7bcb35dc3024a62dea0caee87020152d1ee96e71</meta:generator>
    <dc:title>Blue Curve</dc:title>
    <dc:date>2019-08-07T20:58:53.065977295</dc:date>
    <meta:document-statistic meta:object-count="102"/>
  </office:meta>
</office:document-meta>
</file>